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12pt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style-name="gr1" draw:text-style-name="P2" draw:layer="layout" svg:width="2.54cm" svg:height="0.635cm" svg:x="1.635cm" svg:y="9.89cm">
            <text:p text:style-name="P1"><text:span text:style-name="T1">Microscope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4.175cm" svg:y1="10.225cm" svg:x2="5.445cm" svg:y2="10.225cm">
            <text:p/>
          </draw:line>
          <draw:custom-shape draw:style-name="gr1" draw:text-style-name="P2" draw:layer="layout" svg:width="1.905cm" svg:height="0.635cm" svg:x="5.445cm" svg:y="9.89cm">
            <text:p text:style-name="P1"><text:span text:style-name="T1">OpenLab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.54cm" svg:height="0.635cm" svg:x="8.62cm" svg:y="9.89cm">
            <text:p text:style-name="P1"><text:span text:style-name="T1">AppleScript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3.175cm" svg:height="0.635cm" svg:x="12.43cm" svg:y="9.89cm">
            <text:p text:style-name="P1"><text:span text:style-name="T1">OST Daemon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7.35cm" svg:y1="10.261cm" svg:x2="8.62cm" svg:y2="10.261cm">
            <text:p/>
          </draw:line>
          <draw:custom-shape draw:style-name="gr1" draw:text-style-name="P2" draw:layer="layout" svg:width="1.27cm" svg:height="0.635cm" svg:x="16.875cm" svg:y="9.89cm">
            <text:p text:style-name="P1"><text:span text:style-name="T1">Disk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1.16cm" svg:y1="10.242cm" svg:x2="12.43cm" svg:y2="10.242cm">
            <text:p/>
          </draw:line>
          <draw:line draw:style-name="gr2" draw:text-style-name="P3" draw:layer="layout" svg:x1="15.605cm" svg:y1="10.242cm" svg:x2="16.875cm" svg:y2="10.24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1$Unix OpenOffice.org_project/680m6$Build-9095</meta:generator>
    <meta:creation-date>2007-09-25T17:49:42</meta:creation-date>
    <dc:date>2007-09-25T18:02:47</dc:date>
    <dc:language>en</dc:language>
    <meta:editing-cycles>3</meta:editing-cycles>
    <meta:editing-duration>PT13M10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